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import board</text:p>
      <text:p text:style-name="Preformatted_20_Text">from analogio import AnalogIn</text:p>
      <text:p text:style-name="Preformatted_20_Text"/>
      <text:p text:style-name="Preformatted_20_Text">vbat_voltage = AnalogIn(board.VOLTAGE_MONITOR)</text:p>
      <text:p text:style-name="Preformatted_20_Text"/>
      <text:p text:style-name="Preformatted_20_Text"/>
      <text:p text:style-name="Preformatted_20_Text">def get_voltage(pin):</text:p>
      <text:p text:style-name="Preformatted_20_Text"><text:s text:c="4"/>return (pin.value * 3.3) / 65536 * 2</text:p>
      <text:p text:style-name="Preformatted_20_Text"/>
      <text:p text:style-name="Preformatted_20_Text"/>
      <text:p text:style-name="Preformatted_20_Text">battery_voltage = get_voltage(vbat_voltage)</text:p>
      <text:p text:style-name="P1">print("VBat voltage: {:.2f}".format(battery_voltage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18T19:28:27.123000000</meta:creation-date>
    <dc:date>2022-01-18T19:28:57.535000000</dc:date>
    <meta:editing-duration>PT30S</meta:editing-duration>
    <meta:editing-cycles>1</meta:editing-cycles>
    <meta:document-statistic meta:table-count="0" meta:image-count="0" meta:object-count="0" meta:page-count="1" meta:paragraph-count="7" meta:word-count="25" meta:character-count="243" meta:non-whitespace-character-count="221"/>
    <meta:generator>LibreOffice/6.4.3.2$Windows_X86_64 LibreOffice_project/747b5d0ebf89f41c860ec2a39efd7cb15b54f2d8</meta:generator>
  </office:meta>
</office:document-meta>
</file>